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2000002281DEB7AF8.png"/>
  <manifest:file-entry manifest:media-type="image/png" manifest:full-path="Pictures/1000000000000780000003B213A31FD4.png"/>
  <manifest:file-entry manifest:media-type="image/png" manifest:full-path="Pictures/100000000000021C000002142095945F.png"/>
  <manifest:file-entry manifest:media-type="image/png" manifest:full-path="Pictures/100000000000021C00000214FB029923.png"/>
  <manifest:file-entry manifest:media-type="image/png" manifest:full-path="Pictures/100000000000021C0000021470FE4683.png"/>
  <manifest:file-entry manifest:media-type="image/png" manifest:full-path="Pictures/1000000000000780000003B2912DDCC8.png"/>
  <manifest:file-entry manifest:media-type="image/png" manifest:full-path="Pictures/10000000000004FA0000024DA95DED8B.png"/>
  <manifest:file-entry manifest:media-type="image/png" manifest:full-path="Pictures/100000000000021C00000214AC703E7A.png"/>
  <manifest:file-entry manifest:media-type="image/png" manifest:full-path="Pictures/1000000000000780000003B2721EA61E.png"/>
  <manifest:file-entry manifest:media-type="image/png" manifest:full-path="Pictures/10000000000002E200000228C7EB3BCA.png"/>
  <manifest:file-entry manifest:media-type="image/png" manifest:full-path="Pictures/100000000000021A00000241B7AAD03A.png"/>
  <manifest:file-entry manifest:media-type="image/png" manifest:full-path="Pictures/1000000000000780000003B26C05D946.png"/>
  <manifest:file-entry manifest:media-type="image/png" manifest:full-path="Pictures/100000000000021A00000228E2C6ED7B.png"/>
  <manifest:file-entry manifest:media-type="image/png" manifest:full-path="Pictures/100000000000021A00000241E8A2B7A9.png"/>
  <manifest:file-entry manifest:media-type="image/png" manifest:full-path="Pictures/1000000000000780000003B2A16310F8.png"/>
  <manifest:file-entry manifest:media-type="image/png" manifest:full-path="Pictures/100000000000021A000002289219FCD0.png"/>
  <manifest:file-entry manifest:media-type="image/png" manifest:full-path="Pictures/100000000000021A00000228115616FE.png"/>
  <manifest:file-entry manifest:media-type="image/png" manifest:full-path="Pictures/10000000000002E200000228842261A2.png"/>
  <manifest:file-entry manifest:media-type="image/png" manifest:full-path="Pictures/10000000000002E200000228050664EF.png"/>
  <manifest:file-entry manifest:media-type="image/png" manifest:full-path="Pictures/100000000000077C0000035B7742EB2E.png"/>
  <manifest:file-entry manifest:media-type="image/png" manifest:full-path="Pictures/100000000000077C0000035BB7A13C0B.png"/>
  <manifest:file-entry manifest:media-type="image/png" manifest:full-path="Pictures/100000000000021A00000228E65C76ED.png"/>
  <manifest:file-entry manifest:media-type="image/png" manifest:full-path="Pictures/100000000000021C00000214E5C53488.png"/>
  <manifest:file-entry manifest:media-type="image/png" manifest:full-path="Pictures/1000000000000780000003B249323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11.429cm" svg:height="11.26cm" svg:x="0.635cm" svg:y="4.445cm">
          <draw:image xlink:href="Pictures/100000000000021C00000214AC703E7A.png" xlink:type="simple" xlink:show="embed" xlink:actuate="onLoad">
            <text:p/>
          </draw:image>
        </draw:frame>
        <draw:frame draw:style-name="gr1" draw:text-style-name="P2" draw:layer="layout" svg:width="11.43cm" svg:height="11.252cm" svg:x="11.43cm" svg:y="4.445cm">
          <draw:image xlink:href="Pictures/10000000000004FA0000024DA95DED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30.937cm" svg:height="15.24cm" svg:x="-3.632cm" svg:y="4.445cm">
          <draw:image xlink:href="Pictures/100000000000077C0000035B7742EB2E.png" xlink:type="simple" xlink:show="embed" xlink:actuate="onLoad">
            <text:p/>
          </draw:image>
        </draw:frame>
        <draw:frame draw:style-name="gr1" draw:text-style-name="P2" draw:layer="layout" svg:width="30.937cm" svg:height="15.24cm" svg:x="-9.347cm" svg:y="4.445cm">
          <draw:image xlink:href="Pictures/1000000000000780000003B2A16310F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AC703E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1.368cm" svg:y="4.247cm">
          <draw:image xlink:href="Pictures/100000000000021C00000214FB029923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192cm">
          <draw:image xlink:href="Pictures/100000000000021A00000228115616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30.937cm" svg:height="15.24cm" svg:x="-5.08cm" svg:y="4.445cm">
          <draw:image xlink:href="Pictures/10000000000002E200000228842261A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16cm" svg:y="4.445cm">
          <draw:image xlink:href="Pictures/1000000000000780000003B26C05D946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FB0299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2.019cm" svg:y="4.519cm">
          <draw:image xlink:href="Pictures/100000000000021C000002142095945F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827cm">
          <draw:image xlink:href="Pictures/100000000000021A00000228E65C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2" draw:layer="layout" svg:width="30.937cm" svg:height="15.24cm" svg:x="-5.08cm" svg:y="4.445cm">
          <draw:image xlink:href="Pictures/10000000000002E200000228050664E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525cm" svg:y="4.445cm">
          <draw:image xlink:href="Pictures/1000000000000780000003B2721EA61E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209594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0.526cm" svg:y="3.813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11.387cm" svg:height="11.683cm" svg:x="10.344cm" svg:y="3.601cm">
          <draw:image xlink:href="Pictures/100000000000021A000002289219F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1.43cm" svg:y="4.445cm">
          <draw:image xlink:href="Pictures/1000000000000780000003B2912DDCC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30.937cm" svg:height="15.24cm" svg:x="-7.442cm" svg:y="4.445cm">
          <draw:image xlink:href="Pictures/100000000000077C0000035BB7A13C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5.469cm" svg:height="15.24cm" svg:x="0cm" svg:y="4.445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30.937cm" svg:height="15.24cm" svg:x="-3.175cm" svg:y="8.255cm">
          <draw:image xlink:href="Pictures/100000000000077C0000035BB7A13C0B.png" xlink:type="simple" xlink:show="embed" xlink:actuate="onLoad">
            <text:p/>
          </draw:image>
        </draw:frame>
        <draw:frame draw:style-name="gr1" draw:text-style-name="P2" draw:layer="layout" svg:width="30.937cm" svg:height="15.24cm" svg:x="-3.175cm" svg:y="-4.445cm">
          <draw:image xlink:href="Pictures/1000000000000780000003B2912DDCC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-1.156cm" svg:y="3.922cm">
          <draw:image xlink:href="Pictures/100000000000021C0000021470FE4683.png" xlink:type="simple" xlink:show="embed" xlink:actuate="onLoad">
            <text:p/>
          </draw:image>
        </draw:frame>
        <draw:frame draw:style-name="gr1" draw:text-style-name="P2" draw:layer="layout" svg:width="11.387cm" svg:height="12.212cm" svg:x="12.108cm" svg:y="3.81cm">
          <draw:image xlink:href="Pictures/100000000000021A00000241B7AAD0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2" draw:layer="layout" svg:width="30.937cm" svg:height="15.24cm" svg:x="-3.175cm" svg:y="4.445cm">
          <draw:image xlink:href="Pictures/10000000000002E200000228C7EB3BC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347cm" svg:y="4.445cm">
          <draw:image xlink:href="Pictures/1000000000000780000003B213A31FD4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70FE46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387cm" svg:height="12.212cm" svg:x="-0.131cm" svg:y="4.151cm">
          <draw:image xlink:href="Pictures/100000000000021A00000241E8A2B7A9.png" xlink:type="simple" xlink:show="embed" xlink:actuate="onLoad">
            <text:p/>
          </draw:image>
        </draw:frame>
        <draw:frame draw:style-name="gr1" draw:text-style-name="P2" draw:layer="layout" svg:width="11.387cm" svg:height="11.683cm" svg:x="12.081cm" svg:y="5.392cm">
          <draw:image xlink:href="Pictures/100000000000021A00000228E2C6ED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2" draw:layer="layout" svg:width="30.937cm" svg:height="15.24cm" svg:x="-5.08cm" svg:y="4.445cm">
          <draw:image xlink:href="Pictures/10000000000002E2000002281DEB7AF8.png" xlink:type="simple" xlink:show="embed" xlink:actuate="onLoad">
            <text:p text:style-name="P2">18</text:p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795cm" svg:y="4.445cm">
          <draw:image xlink:href="Pictures/1000000000000780000003B24932343F.png" xlink:type="simple" xlink:show="embed" xlink:actuate="onLoad">
            <text:p/>
          </draw:image>
        </draw:frame>
        <draw:frame draw:style-name="gr1" draw:text-style-name="P2" draw:layer="layout" svg:width="14.199cm" svg:height="15.24cm" svg:x="0cm" svg:y="4.445cm">
          <draw:image xlink:href="Pictures/100000000000021A00000241E8A2B7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athan Janney</meta:initial-creator>
    <meta:creation-date>2012-09-20T12:46:03.69</meta:creation-date>
    <meta:editing-duration>P1DT1H7M46S</meta:editing-duration>
    <meta:editing-cycles>11</meta:editing-cycles>
    <dc:date>2012-09-26T18:01:28.33</dc:date>
    <dc:creator>Eathan Janney</dc:creator>
    <meta:generator>OpenOffice.org/3.3$Win32 OpenOffice.org_project/330m20$Build-9567</meta:generator>
    <meta:document-statistic meta:object-count="106"/>
  </office:meta>
</office:document-meta>
</file>